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Ember" svg:font-family="AmazonEmber, 'Helvetica Neue', Helvetica, Arial, sans-serif"/>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DejaVu Serif" fo:font-size="14pt" officeooo:rsid="0014b407" officeooo:paragraph-rsid="0014b407" style:font-size-asian="12.25pt" style:font-size-complex="14pt"/>
    </style:style>
    <style:style style:name="P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color="#000000" style:font-name="DejaVu Serif" fo:font-size="14pt" officeooo:paragraph-rsid="001859e8" style:font-size-asian="14pt" style:font-size-complex="14pt"/>
    </style:style>
    <style:style style:name="P3" style:family="paragraph" style:parent-style-name="Standard">
      <style:paragraph-properties fo:text-align="start" style:justify-single-word="false"/>
      <style:text-properties fo:color="#000000" style:font-name="DejaVu Serif" fo:font-size="14pt" officeooo:rsid="0013a94b" officeooo:paragraph-rsid="0014b407" style:font-size-asian="14pt" style:font-size-complex="14pt"/>
    </style:style>
    <style:style style:name="P4" style:family="paragraph" style:parent-style-name="Standard">
      <style:paragraph-properties fo:text-align="start" style:justify-single-word="false"/>
      <style:text-properties fo:color="#000000" style:font-name="DejaVu Serif" fo:font-size="14pt" officeooo:rsid="0014b407" officeooo:paragraph-rsid="0014b407" style:font-size-asian="14pt" style:font-size-complex="14pt"/>
    </style:style>
    <style:style style:name="T1" style:family="text">
      <style:text-properties officeooo:rsid="0014b407"/>
    </style:style>
    <style:style style:name="T2" style:family="text">
      <style:text-properties officeooo:rsid="0016e638"/>
    </style:style>
    <style:style style:name="T3" style:family="text">
      <style:text-properties officeooo:rsid="001859e8"/>
    </style:style>
    <style:style style:name="T4" style:family="text">
      <style:text-properties fo:font-variant="normal" fo:text-transform="none" fo:color="#333333" fo:letter-spacing="normal" fo:font-style="normal" fo:font-weight="normal" officeooo:rsid="001859e8" style:font-name-asian="AmazonEmber" style:font-style-asian="normal" style:font-weight-asian="normal" style:font-name-complex="AmazonEmber" style:font-style-complex="normal" style:font-weight-complex="normal" loext:padding="0in" loext:border="none"/>
    </style:style>
    <style:style style:name="T5" style:family="text">
      <style:text-properties fo:font-variant="normal" fo:text-transform="none" fo:color="#333333" fo:letter-spacing="normal" fo:font-style="normal" fo:font-weight="normal" style:font-name-asian="AmazonEmber" style:font-style-asian="normal" style:font-weight-asian="normal" style:font-name-complex="AmazonEmber" style:font-style-complex="normal" style:font-weight-complex="normal" loext:padding="0in" loext:border="none"/>
    </style:style>
    <style:style style:name="T6" style:family="text">
      <style:text-properties fo:font-variant="normal" fo:text-transform="none" fo:color="#333333" fo:letter-spacing="normal" fo:font-style="normal" fo:font-weight="normal" officeooo:rsid="00192a71" style:font-name-asian="AmazonEmber" style:font-style-asian="normal" style:font-weight-asian="normal" style:font-name-complex="AmazonEmber" style:font-style-complex="normal" style:font-weight-complex="normal" loext:padding="0in" loext:border="none"/>
    </style:style>
    <style:style style:name="T7" style:family="text">
      <style:text-properties fo:font-variant="normal" fo:text-transform="none" fo:letter-spacing="normal" fo:font-style="normal" fo:font-weight="normal" officeooo:rsid="001859e8" style:font-name-asian="AmazonEmber" style:font-style-asian="normal" style:font-weight-asian="normal" style:font-name-complex="AmazonEmber" style:font-style-complex="normal" style:font-weight-complex="normal" loext:padding="0in" loext:border="none"/>
    </style:style>
    <style:style style:name="T8" style:family="text">
      <style:text-properties fo:font-variant="normal" fo:text-transform="none" fo:letter-spacing="normal" fo:font-style="normal" fo:font-weight="normal" style:font-name-asian="AmazonEmber" style:font-style-asian="normal" style:font-weight-asian="normal" style:font-name-complex="AmazonEmber" style:font-style-complex="normal" style:font-weight-complex="normal" loext:padding="0in" loext:border="none"/>
    </style:style>
    <style:style style:name="T9" style:family="text">
      <style:text-properties fo:font-variant="normal" fo:text-transform="none" fo:letter-spacing="normal" fo:font-style="normal" fo:font-weight="normal" officeooo:rsid="00192a71" style:font-name-asian="AmazonEmber" style:font-style-asian="normal" style:font-weight-asian="normal" style:font-name-complex="AmazonEmber" style:font-style-complex="normal" style:font-weight-complex="normal" loext:padding="0in" loext:border="none"/>
    </style:style>
    <style:style style:name="T10" style:family="text">
      <style:text-properties officeooo:rsid="00192a71"/>
    </style:style>
    <style:style style:name="T11" style:family="text">
      <style:text-properties fo:font-weight="bold" style:font-weight-asian="bold" style:font-weight-complex="bold"/>
    </style:style>
    <text:list-style style:name="L1">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t my <text:span text:style-name="T1">previous</text:span> project, <text:span text:style-name="T1">from 2017 to 2019</text:span> At Progressive Corporation, Mayfield, Ohio, one of the pipeline I worked on I was using <text:span text:style-name="T11">AWS Kinesis</text:span> <text:span text:style-name="T11">Data Streams</text:span> to ingest data from <text:span text:style-name="T10">the</text:span> S3 Data-lake.</text:p>
      <text:p text:style-name="P3"/>
      <text:p text:style-name="P2"><text:span text:style-name="T7">We decided to use Amazon Kinesis because of the</text:span><text:span text:style-name="T8"> highly scalable and durable real-time data streaming service, </text:span><text:span text:style-name="T9">a</text:span><text:span text:style-name="T7">lso it</text:span><text:span text:style-name="T8"> can continuously capture gigabytes of data per second from </text:span><text:span text:style-name="T7">the S3 Bucket that we used as Data-lake.</text:span><text:span text:style-name="T8"> </text:span></text:p>
      <text:p text:style-name="P3"/>
      <text:p text:style-name="P3">We had different AWS S3 Region that was sending data to The S3 Datalake, Kinesis Data Streams was ingesting data and we had EMR with Apache Spark doing the processing and do some transformation and Dataframes to be sent to a Data-warehouse Redshift. </text:p>
      <text:p text:style-name="P3"/>
      <text:p text:style-name="P3">I created a Lambda function that will trigger Kinesis and EMR(Spark) everytime new data will coming into the S3 data-lake. </text:p>
      <text:p text:style-name="P3"/>
      <text:p text:style-name="P3">Also implemented an AWS SNS to notify by email when a job will be completed successfully or failed. <text:s text:c="2"/></text:p>
      <text:p text:style-name="P3"/>
      <text:p text:style-name="P4">The Data were real-time data, click-streams from their website and mobile application, the Data Annalist Team were doing visualization with AWS kibina to know what product or services rates has to be increase<text:span text:style-name="T2">d</text:span> or decrease<text:span text:style-name="T2">d</text:span> and witch product needed more attention than other.</text:p>
      <text:p text:style-name="P4"/>
      <text:p text:style-name="P4">My role was to create a Kinesis producer in Python that will ingest data from the S3 Data-lake, worked on the Spark script in Python to consume the data and do transformation such as map or filter. Also worked on the Lambda function. </text:p>
      <text:p text:style-name="P1"/>
      <text:p text:style-name="P1"/>
      <text:p text:style-name="P1"/>
      <text:p text:style-name="P1">Samir Benz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Ember" svg:font-family="AmazonEmber, 'Helvetica Neue', Helvetica, Arial, sans-serif"/>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8T14:35:11.149548501</meta:creation-date>
    <dc:date>2020-08-28T16:10:09.650563313</dc:date>
    <meta:editing-duration>PT18M26S</meta:editing-duration>
    <meta:editing-cycles>3</meta:editing-cycles>
    <meta:generator>LibreOffice/6.0.7.3$Linux_X86_64 LibreOffice_project/00m0$Build-3</meta:generator>
    <meta:document-statistic meta:table-count="0" meta:image-count="0" meta:object-count="0" meta:page-count="1" meta:paragraph-count="8" meta:word-count="239" meta:character-count="1407" meta:non-whitespace-character-count="1169"/>
  </office:meta>
</office:document-meta>
</file>